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32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455cm"/>
    </style:style>
    <style:style style:name="co10" style:family="table-column">
      <style:table-column-properties fo:break-before="auto" style:column-width="2.753cm"/>
    </style:style>
    <style:style style:name="co11" style:family="table-column">
      <style:table-column-properties fo:break-before="auto" style:column-width="2.887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13.39cm"/>
    </style:style>
    <style:style style:name="co14" style:family="table-column">
      <style:table-column-properties fo:break-before="auto" style:column-width="9.2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6" table:default-cell-style-name="ce2"/>
        <table:table-column table:style-name="co13" table:default-cell-style-name="Default"/>
        <table:table-column table:style-name="co1" table:default-cell-style-name="ce2"/>
        <table:table-column table:style-name="co1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 table:number-columns-spanned="29" table:number-rows-spanned="1">
            <text:p>parameter</text:p>
          </table:table-cell>
          <table:covered-table-cell table:number-columns-repeated="27" table:style-name="ce5"/>
          <table:covered-table-cell table:style-name="ce4"/>
          <table:table-cell table:style-name="ce5" office:value-type="string" calcext:value-type="string">
            <text:p>prefixes</text:p>
          </table:table-cell>
          <table:table-cell table:style-name="ce1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  <table:table-cell/>
          <table:table-cell office:value-type="string" calcext:value-type="string">
            <text:p>http://www.netlib.org/lapack/lapacke.h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table:style-name="ce6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/>
          <table:table-cell office:value-type="string" calcext:value-type="string">
            <text:p>http://www.icl.utk.edu/~mgates3/docs/lapack.html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table:style-name="ce6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P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 # RFP <text:s text:c="3"/>-&gt; packe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R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 # RFP <text:s text:c="3"/>-&gt; ful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P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# full <text:s text:c="2"/>-&gt; packe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# full <text:s text:c="2"/>-&gt; RFP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# packed -&gt; ful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# packed -&gt; RFP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Y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E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6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6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6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6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# RFP forma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S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<text:s/># semi-definite, complete pivotin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S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, <text:s/># RFP forma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SM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solve (BLAS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Linear equality-constrained least squar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G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General Gauss-Markov linear mode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ZRZ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Q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M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tryra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G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spl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T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Split Cholesky factorization (use with sbgs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H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HRD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v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DI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d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YL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tranb</text:p>
          </table:table-cell>
          <table:table-cell office:value-type="string" calcext:value-type="string">
            <text:p>isg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JSV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r</text:p>
          </table:table-cell>
          <table:table-cell office:value-type="string" calcext:value-type="string">
            <text:p>jobt</text:p>
          </table:table-cell>
          <table:table-cell office:value-type="string" calcext:value-type="string">
            <text:p>jo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J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J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Generalized SVD of upper triangular A and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 <text:s/>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<text:s text:c="2"/>cz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tau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Q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vt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DC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G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H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S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T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PY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py (sub) matrix A to another (sub) matrix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MCH</text:p>
          </table:table-cell>
          <table:table-cell office:value-type="string" calcext:value-type="string">
            <text:p>cmach</text:p>
          </table:table-cell>
          <table:table-cell table:number-columns-repeated="28"/>
          <table:table-cell office:value-type="string" calcext:value-type="string">
            <text:p>sd <text:s/></text:p>
          </table:table-cell>
          <table:table-cell office:value-type="string" calcext:value-type="string">
            <text:p>machine paramete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NV</text:p>
          </table:table-cell>
          <table:table-cell office:value-type="string" calcext:value-type="string">
            <text:p>i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random vecto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E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set A to beta on diagonal and alpha on off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sort vecto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W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cx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interchange row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UU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compute UU^T or L^T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mywork</text:p>
          </table:table-cell>
          <table:table-cell office:value-type="string" calcext:value-type="string">
            <text:p>myldwork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apply real block reflector H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office:value-type="string" calcext:value-type="string">
            <text:p>tau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X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form triangular T from block reflecto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 <text:s text:c="2"/></text:p>
          </table:table-cell>
          <table:table-cell office:value-type="string" calcext:value-type="string">
            <text:p>convert single to double?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/>d <text:s/></text:p>
          </table:table-cell>
          <table:table-cell office:value-type="string" calcext:value-type="string">
            <text:p>convert double to singl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 </text:p>
          </table:table-cell>
          <table:table-cell office:value-type="string" calcext:value-type="string">
            <text:p>convert single-complex to double-complex?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3"/>z</text:p>
          </table:table-cell>
          <table:table-cell office:value-type="string" calcext:value-type="string">
            <text:p>convert double-complex to single-complex?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L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Q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F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LU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G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table:number-columns-repeated="26"/>
          <table:table-cell office:value-type="string" calcext:value-type="string">
            <text:p><text:s text:c="2"/>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T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 table:number-rows-repeated="1048235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00/00/00</text:date>, <text:time style:data-style-name="N2" text:time-value="17:08:15.51183483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10:55.814154220</meta:creation-date>
    <dc:date>2016-07-12T17:41:03.407616011</dc:date>
    <meta:editing-duration>PT1H23M41S</meta:editing-duration>
    <meta:editing-cycles>16</meta:editing-cycles>
    <meta:generator>LibreOffice/4.2.8.2$Linux_X86_64 LibreOffice_project/420m0$Build-2</meta:generator>
    <meta:document-statistic meta:table-count="1" meta:cell-count="6770" meta:object-count="0"/>
  </office:meta>
</office:document-meta>
</file>